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<text:soft-page-break/>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1-22T18:55:15.85</dc:date>
    <meta:editing-duration>PT26H29M44S</meta:editing-duration>
    <meta:editing-cycles>37</meta:editing-cycles>
    <meta:generator>OpenOffice.org/3.2$Win32 OpenOffice.org_project/320m18$Build-9502</meta:generator>
    <meta:document-statistic meta:table-count="0" meta:image-count="0" meta:object-count="0" meta:page-count="2" meta:paragraph-count="47" meta:word-count="720" meta:character-count="5104"/>
  </office:meta>
</office:document-meta>
</file>